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832cm" fo:min-width="2.682cm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 draw:auto-grow-height="false" fo:min-height="1.735cm" fo:min-width="1.485cm"/>
    </style:style>
    <style:style style:name="gr3" style:family="graphic" style:parent-style-name="standard">
      <style:graphic-properties draw:stroke="solid" svg:stroke-color="#000000" draw:fill="none" draw:fill-color="#ffffff" fo:min-height="1.183cm"/>
    </style:style>
    <style:style style:name="gr4" style:family="graphic" style:parent-style-name="standard">
      <style:graphic-properties draw:stroke="solid" svg:stroke-color="#000000" draw:fill="solid" draw:fill-color="#3deb3d" draw:opacity="50%" fo:min-height="1.109cm" draw:shadow-opacity="50%"/>
    </style:style>
    <style:style style:name="gr5" style:family="graphic" style:parent-style-name="standard">
      <style:graphic-properties draw:stroke="solid" svg:stroke-color="#000000" draw:fill="none" draw:fill-color="#ffffff" fo:min-height="5.215cm"/>
    </style:style>
    <style:style style:name="gr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stroke="dash" draw:stroke-dash="Fine_20_Dashed"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solid" draw:fill-color="#3deb3d" draw:opacity="50%" fo:min-height="0.949cm" draw:shadow-opacity="50%"/>
    </style:style>
    <style:style style:name="gr9" style:family="graphic" style:parent-style-name="standard">
      <style:graphic-properties draw:stroke="solid" svg:stroke-color="#000000" draw:fill="none" draw:fill-color="#ffffff" fo:min-height="1.423cm"/>
    </style:style>
    <style:style style:name="gr10" style:family="graphic" style:parent-style-name="standard">
      <style:graphic-properties draw:stroke="solid" svg:stroke-color="#000000" draw:fill="none" draw:fill-color="#ffffff" fo:min-height="0.949cm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withoutfill">
      <style:graphic-properties draw:stroke="dash" draw:stroke-dash="Fine_20_Dashe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solid" draw:fill-color="#3deb3d" draw:opacity="50%"/>
      <style:text-properties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498cm" svg:height="4.498cm" svg:x="8.107cm" svg:y="6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84cm" svg:height="1.984cm" svg:x="9.429cm" svg:y="7.55cm">
          <text:p/>
          <draw:enhanced-geometry svg:viewBox="0 0 21600 21600" draw:text-areas="0 0 21600 21600" draw:type="circular-arrow" draw:modifiers="180 75.8782830308153 7961.0910746810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xml:id="id1" draw:id="id1" draw:layer="layout" svg:width="2.8cm" svg:height="1.433cm" svg:x="9.261cm" svg:y="3.701cm">
          <draw:text-box>
            <text:p><text:span text:style-name="T1">Start new itereation</text:span></text:p>
          </draw:text-box>
        </draw:frame>
        <draw:frame draw:style-name="gr4" draw:text-style-name="P4" xml:id="id6" draw:id="id6" draw:layer="layout" svg:width="6.276cm" svg:height="1.359cm" svg:x="12.952cm" svg:y="5.074cm">
          <draw:text-box>
            <text:p><text:span text:style-name="T1">Plugins::</text:span><text:span text:style-name="T1"><text:line-break/></text:span><text:span text:style-name="T1">beforeEventNewTimestep(...)</text:span></text:p>
          </draw:text-box>
        </draw:frame>
        <draw:frame draw:style-name="gr5" draw:text-style-name="P3" xml:id="id4" draw:id="id4" draw:layer="layout" svg:width="7.23cm" svg:height="5.891cm" svg:x="9.302cm" svg:y="12.796cm">
          <draw:text-box>
            <text:p><text:span text:style-name="T1">1. Update()</text:span><text:span text:style-name="T1"><text:line-break/></text:span><text:span text:style-name="T1">2. balanceAndExchange()</text:span><text:span text:style-name="T1"><text:line-break/></text:span><text:span text:style-name="T1">3. updateCaches()</text:span><text:span text:style-name="T1"><text:line-break/></text:span><text:span text:style-name="T1">4. TraverseCells()</text:span></text:p>
            <text:p><text:span text:style-name="T1">5. additional Forces (sitewise/Full)</text:span></text:p>
            <text:p><text:span text:style-name="T1">6. updateForces()</text:span><text:span text:style-name="T1"><text:line-break/></text:span><text:span text:style-name="T1"><text:line-break/></text:span><text:span text:style-name="T1">1. resort in correct cells</text:span><text:span text:style-name="T1"><text:line-break/></text:span><text:span text:style-name="T1">2. MPI communication, create Halo</text:span><text:span text:style-name="T1"><text:line-break/></text:span><text:span text:style-name="T1">3. build site information</text:span><text:span text:style-name="T1"><text:line-break/></text:span><text:span text:style-name="T1">4. compute forces</text:span><text:span text:style-name="T1"><text:line-break/></text:span><text:span text:style-name="T1">F += F_i</text:span></text:p>
          </draw:text-box>
          <draw:glue-point draw:id="4" svg:x="-4.97cm" svg:y="-1.164cm" draw:escape-direction="left"/>
        </draw:frame>
        <draw:connector draw:style-name="gr6" draw:text-style-name="P5" draw:layer="layout" svg:x1="10.661cm" svg:y1="5.134cm" svg:x2="10.356cm" svg:y2="6.342cm" draw:start-shape="id1" draw:start-glue-point="2" draw:end-shape="id2" draw:end-glue-point="4" svg:d="M10661 5134v580h-305v628" svg:viewBox="0 0 306 1209">
          <text:p/>
        </draw:connector>
        <draw:connector draw:style-name="gr6" draw:text-style-name="P5" draw:layer="layout" svg:x1="12.605cm" svg:y1="8.591cm" svg:x2="14.145cm" svg:y2="8.365cm" draw:start-shape="id2" draw:start-glue-point="10" draw:end-shape="id3" draw:end-glue-point="3" svg:d="M12605 8591h795v-226h745" svg:viewBox="0 0 1541 227">
          <text:p/>
        </draw:connector>
        <draw:connector draw:style-name="gr6" draw:text-style-name="P5" draw:layer="layout" svg:x1="10.356cm" svg:y1="10.84cm" svg:x2="12.917cm" svg:y2="12.796cm" draw:start-shape="id2" draw:start-glue-point="8" draw:end-shape="id4" draw:end-glue-point="0" svg:d="M10356 10840v1003h2561v953" svg:viewBox="0 0 2562 1957">
          <text:p/>
        </draw:connector>
        <draw:connector draw:style-name="gr6" draw:text-style-name="P5" draw:layer="layout" svg:x1="8.107cm" svg:y1="8.591cm" svg:x2="6.551cm" svg:y2="8.33cm" draw:start-shape="id2" draw:start-glue-point="6" draw:end-shape="id5" draw:end-glue-point="1" svg:d="M8107 8591h-802v-261h-754" svg:viewBox="0 0 1557 262">
          <text:p/>
        </draw:connector>
        <draw:connector draw:style-name="gr7" draw:text-style-name="P6" draw:layer="layout" draw:type="curve" svg:x1="12.952cm" svg:y1="5.753cm" svg:x2="11.947cm" svg:y2="7cm" draw:start-shape="id6" draw:start-glue-point="3" draw:end-shape="id2" draw:end-glue-point="11" svg:d="M12952 5753c-670 0-1005 415-1005 1247" svg:viewBox="0 0 1006 1248">
          <text:p/>
        </draw:connector>
        <draw:connector draw:style-name="gr7" draw:text-style-name="P6" draw:layer="layout" draw:type="curve" svg:x1="13.705cm" svg:y1="10.782cm" svg:x2="11.947cm" svg:y2="10.182cm" draw:start-shape="id7" draw:start-glue-point="3" draw:end-shape="id2" draw:end-glue-point="9" svg:d="M13705 10782c-787 0 91-600-1758-600" svg:viewBox="0 0 1759 601">
          <text:p/>
        </draw:connector>
        <draw:connector draw:style-name="gr7" draw:text-style-name="P6" draw:layer="layout" draw:type="curve" svg:x1="7.377cm" svg:y1="11.673cm" svg:x2="8.765cm" svg:y2="10.182cm" draw:start-shape="id8" draw:start-glue-point="1" draw:end-shape="id2" draw:end-glue-point="7" svg:d="M7377 11673c926 0 1388-497 1388-1491" svg:viewBox="0 0 1389 1492">
          <text:p/>
        </draw:connector>
        <draw:connector draw:style-name="gr7" draw:text-style-name="P6" draw:layer="layout" draw:type="curve" svg:x1="7.361cm" svg:y1="5.564cm" svg:x2="8.765cm" svg:y2="7cm" draw:start-shape="id9" draw:start-glue-point="1" draw:end-shape="id2" draw:end-glue-point="5" svg:d="M7361 5564c936 0 1404 478 1404 1436" svg:viewBox="0 0 1405 1437">
          <text:p/>
        </draw:connector>
        <draw:frame draw:style-name="gr8" draw:text-style-name="P4" xml:id="id9" draw:id="id9" draw:layer="layout" svg:width="6.075cm" svg:height="1.199cm" svg:x="1.286cm" svg:y="4.965cm">
          <draw:text-box>
            <text:p><text:span text:style-name="T1">Plugins::</text:span><text:span text:style-name="T1"><text:line-break/></text:span><text:span text:style-name="T1">endStep(...)</text:span></text:p>
          </draw:text-box>
        </draw:frame>
        <draw:frame draw:style-name="gr8" draw:text-style-name="P4" xml:id="id7" draw:id="id7" draw:layer="layout" svg:width="6.104cm" svg:height="1.199cm" svg:x="13.705cm" svg:y="10.183cm">
          <draw:text-box>
            <text:p><text:span text:style-name="T1">Plugins::</text:span><text:span text:style-name="T1"><text:line-break/></text:span><text:span text:style-name="T1">beforeForces(...)</text:span></text:p>
          </draw:text-box>
        </draw:frame>
        <draw:frame draw:style-name="gr8" draw:text-style-name="P4" xml:id="id8" draw:id="id8" draw:layer="layout" svg:width="6.245cm" svg:height="1.199cm" svg:x="1.132cm" svg:y="11.074cm">
          <draw:text-box>
            <text:p><text:span text:style-name="T1">Plugins::</text:span><text:span text:style-name="T1"><text:line-break/></text:span><text:span text:style-name="T1">afterForces(...)</text:span></text:p>
          </draw:text-box>
        </draw:frame>
        <draw:frame draw:style-name="gr9" draw:text-style-name="P3" xml:id="id5" draw:id="id5" draw:layer="layout" svg:width="5.272cm" svg:height="1.673cm" svg:x="1.279cm" svg:y="7.494cm">
          <draw:text-box>
            <text:p><text:span text:style-name="T1">eventForcesCalculated()</text:span><text:span text:style-name="T1"><text:line-break/></text:span><text:span text:style-name="T1">v += dt/2 * F / m</text:span></text:p>
          </draw:text-box>
        </draw:frame>
        <draw:frame draw:style-name="gr9" draw:text-style-name="P3" xml:id="id3" draw:id="id3" draw:layer="layout" svg:width="5.272cm" svg:height="1.673cm" svg:x="14.145cm" svg:y="7.529cm">
          <draw:text-box>
            <text:p><text:span text:style-name="T1">eventNewTimestep()</text:span><text:span text:style-name="T1"><text:line-break/></text:span><text:span text:style-name="T1">v += dt/2 * F / m</text:span><text:span text:style-name="T1"><text:line-break/></text:span><text:span text:style-name="T1">x += dt * v</text:span></text:p>
          </draw:text-box>
        </draw:frame>
        <draw:frame draw:style-name="gr10" draw:text-style-name="P3" xml:id="id10" draw:id="id10" draw:layer="layout" svg:width="5.263cm" svg:height="1.199cm" svg:x="1.295cm" svg:y="9.495cm">
          <draw:text-box>
            <text:p><text:span text:style-name="T1">deleteOuterParticles()</text:span><text:span text:style-name="T1"><text:line-break/></text:span><text:span text:style-name="T1">remove Halo molecules</text:span></text:p>
          </draw:text-box>
        </draw:frame>
        <draw:connector draw:style-name="gr11" draw:text-style-name="P5" draw:layer="layout" svg:x1="6.558cm" svg:y1="10.094cm" svg:x2="8.332cm" svg:y2="9.597cm" draw:start-shape="id10" draw:start-glue-point="1" svg:d="M6558 10094h1138v-497h636" svg:viewBox="0 0 1775 498">
          <text:p/>
        </draw:connector>
        <draw:frame draw:style-name="gr8" draw:text-style-name="P4" xml:id="id11" draw:id="id11" draw:layer="layout" svg:width="6.245cm" svg:height="1.199cm" svg:x="1.205cm" svg:y="13.382cm">
          <draw:text-box>
            <text:p><text:span text:style-name="T1">Plugins::</text:span><text:span text:style-name="T1"><text:line-break/></text:span><text:span text:style-name="T1">siteWiseForces(...)</text:span></text:p>
          </draw:text-box>
        </draw:frame>
        <draw:connector draw:style-name="gr12" draw:text-style-name="P6" draw:layer="layout" draw:type="curve" svg:x1="7.45cm" svg:y1="13.981cm" svg:x2="9.324cm" svg:y2="15.056cm" draw:start-shape="id11" draw:start-glue-point="1" draw:end-shape="id4" draw:end-glue-point="4" svg:d="M7450 13981c1389 0 452 1075 1874 1075" svg:viewBox="0 0 1875 10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 Tchipev</meta:initial-creator>
    <meta:creation-date>2018-06-05T10:43:30.743514216</meta:creation-date>
    <dc:date>2018-07-04T16:49:11.651000000</dc:date>
    <meta:editing-duration>PT56M13S</meta:editing-duration>
    <meta:editing-cycles>7</meta:editing-cycles>
    <meta:generator>LibreOffice/5.3.0.3$Windows_X86_64 LibreOffice_project/7074905676c47b82bbcfbea1aeefc84afe1c50e1</meta:generator>
    <meta:document-statistic meta:object-count="22"/>
  </office:meta>
</office:document-meta>
</file>